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637cm" table:align="left"/>
    </style:style>
    <style:style style:name="Tabella1.A" style:family="table-column">
      <style:table-column-properties style:column-width="5.53cm"/>
    </style:style>
    <style:style style:name="Tabella1.B" style:family="table-column">
      <style:table-column-properties style:column-width="5.022cm"/>
    </style:style>
    <style:style style:name="Tabella1.C" style:family="table-column">
      <style:table-column-properties style:column-width="5.085cm"/>
    </style:style>
    <style:style style:name="Tabella1.1" style:family="table-row">
      <style:table-row-properties style:min-row-height="1.101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="none"/>
    </style:style>
    <style:style style:name="Tabella1.B4" style:family="table-cell">
      <style:table-cell-properties fo:padding="0.097cm" fo:border="none"/>
    </style:style>
    <style:style style:name="Tabella1.C4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7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2pt" style:font-name-asian="SimSun" style:font-size-asian="12pt" style:font-name-complex="Tahoma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>
        <style:tab-stops>
          <style:tab-stop style:position="7.62cm"/>
        </style:tab-stops>
      </style:paragraph-properties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Heading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T3" style:family="text">
      <style:text-properties style:font-name="Verdana" style:font-name-complex="Verdana"/>
    </style:style>
    <style:style style:name="T4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font-style="normal" style:font-name-asian="SimSun" style:font-style-asian="normal" style:font-name-complex="Tahoma" style:font-style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in get_objects(objects,data)&quot;&gt;">loop objects</text:text-input></text:p>
      <text:p text:style-name="P5"><text:text-input text:description="&lt;for each=&quot;item in o.move_lines2&quot;&gt;">starts for loop</text:text-input></text:p>
      <text:p text:style-name="P5"><text:placeholder text:placeholder-type="text">&lt;if test="item.product_id.is_coal"&gt;</text:placeholder></text:p>
      <text:p text:style-name="P14">VIA N°: <text:span text:style-name="T6"><text:placeholder text:placeholder-type="text">&lt;o.via_number[3:]&gt;</text:placeholder></text:span></text:p>
      <text:p text:style-name="P9"><text:span text:style-name="T6">DEL: </text:span><text:span text:style-name="T6"><text:placeholder text:placeholder-type="text">&lt;"%s/%s/%s"%(o.date_start[8:10],o.date_start[5:7],o.date_start[:4])&gt;</text:placeholder></text:span></text:p>
      <text:p text:style-name="P7"><text:tab/><text:span text:style-name="T5"><text:placeholder text:placeholder-type="text">&lt;o.company_id.name&gt;</text:placeholder></text:span></text:p>
      <text:p text:style-name="P7"><text:span text:style-name="T4"><text:tab/></text:span><text:span text:style-name="T4"><text:placeholder text:placeholder-type="text">&lt;o.company_id.partner_id.street&gt;</text:placeholder></text:span></text:p>
      <text:p text:style-name="P7"><text:span text:style-name="T4"><text:tab/></text:span><text:span text:style-name="T4"><text:placeholder text:placeholder-type="text">&lt;o.company_id.partner_id.zip&gt;</text:placeholder></text:span><text:span text:style-name="T4"> </text:span><text:span text:style-name="T4"><text:placeholder text:placeholder-type="text">&lt;o.company_id.partner_id.city&gt;</text:placeholder></text:span><text:span text:style-name="T4"> <text:line-break/></text:span></text:p>
      <text:p text:style-name="P7"><text:span text:style-name="T4"><text:tab/>CODICE DITTA: </text:span><text:span text:style-name="T5"><text:placeholder text:placeholder-type="text">&lt;o.company_id.partner_id.combine_name_internal&gt;</text:placeholder></text:span></text:p>
      <text:p text:style-name="P8"/>
      <text:p text:style-name="P5"/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<text:placeholder text:placeholder-type="text">&lt;item.product_id.combine_name_description&gt;</text:placeholder></text:p>
            <text:p text:style-name="P4"><text:line-break/>N.C.: <text:placeholder text:placeholder-type="text">&lt;item.product_id.combine_name&gt;</text:placeholder></text:p>
          </table:table-cell>
          <table:covered-table-cell/>
          <table:table-cell table:style-name="Tabella1.C1" office:value-type="string">
            <text:p text:style-name="P10"><text:span text:style-name="T7">kg. </text:span><text:span text:style-name="T7"><text:placeholder text:placeholder-type="text">&lt;get_thousand_separator(1000*0.01*item.product_qty*(100 - item.via_hygro))&gt;</text:placeholder>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4">PER PROCESSO PRODUTTIVO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/>
            <text:p text:style-name="P4">TOTALE</text:p>
          </table:table-cell>
          <table:covered-table-cell/>
          <table:table-cell table:style-name="Tabella1.C3" office:value-type="string">
            <text:p text:style-name="P10">kg. <text:placeholder text:placeholder-type="text">&lt;get_thousand_separator(1000*0.01*item.product_qty*(100 - item.via_hygro))&gt;</text:placeholder></text:p>
          </table:table-cell>
        </table:table-row>
        <table:table-row table:style-name="Tabella1.1">
          <table:table-cell table:style-name="Tabella1.A4" office:value-type="string">
            <text:p text:style-name="P4"/>
          </table:table-cell>
          <table:table-cell table:style-name="Tabella1.B4" office:value-type="string">
            <text:p text:style-name="P11"/>
          </table:table-cell>
          <table:table-cell table:style-name="Tabella1.C4" office:value-type="string">
            <text:p text:style-name="P12"/>
          </table:table-cell>
        </table:table-row>
      </table:table>
      <text:p text:style-name="P6"><text:placeholder text:placeholder-type="text">&lt;/if&gt;</text:placeholder></text:p>
      <text:p text:style-name="P3"><text:text-input text:description="&lt;/for&gt;">end loop items</text:text-input></text:p>
      <text:p text:style-name="P3"/>
      <text:p text:style-name="P13"/>
      <text:p text:style-name="P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MT3" style:family="text">
      <style:text-properties style:font-name="Verdana" style:font-name-complex="Verdan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NERALS &amp; METALS ITALIA <text:s/>S.p.A.</text:p>
        <text:p text:style-name="MP2"><text:span text:style-name="MT1">Via Leopardi, 26 <text:s text:c="2"/>- <text:s text:c="2"/>24060 <text:s text:c="2"/></text:span><text:span text:style-name="MT2">ROGNO <text:s text:c="2"/></text:span><text:span text:style-name="MT1">(BG) <text:s text:c="2"/>- <text:s text:c="2"/>ITALY <text:s text:c="10"/></text:span></text:p>
        <text:p text:style-name="MP3"/>
      </style:header>
      <style:footer>
        <text:p text:style-name="MP3">C.F. / P.IVA: 00379220163 - <text:s/>Tel.: +39-035-983160 – Fax: +39-035-983150</text:p>
        <text:p text:style-name="MP2"><text:span text:style-name="MT1">Website: </text:span><text:a xlink:type="simple" xlink:href="http://www.minerals.it/"><text:span text:style-name="Internet_20_link"><text:span text:style-name="MT3">www.minerals.it</text:span></text:span></text:a><text:span text:style-name="MT1"> <text:s/>- E-mail: info@minerals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1-18T15:48:34</dc:date>
    <meta:editing-duration>P1DT3H10M14S</meta:editing-duration>
    <meta:editing-cycles>206</meta:editing-cycles>
    <meta:generator>LibreOffice/3.5$Linux_X86_64 LibreOffice_project/350m1$Build-2</meta:generator>
    <dc:creator>thebrush </dc:creator>
    <meta:document-statistic meta:table-count="1" meta:image-count="0" meta:object-count="0" meta:page-count="2" meta:paragraph-count="22" meta:word-count="70" meta:character-count="894" meta:non-whitespace-character-count="813"/>
    <meta:user-defined meta:name="Info 1"/>
    <meta:user-defined meta:name="Info 2"/>
    <meta:user-defined meta:name="Info 3"/>
    <meta:user-defined meta:name="Info 4"/>
  </office:meta>
</office:document-meta>
</file>